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cd6" officeooo:paragraph-rsid="000c8cd6"/>
    </style:style>
    <style:style style:name="P2" style:family="paragraph" style:parent-style-name="Standard">
      <style:text-properties officeooo:rsid="000e5220" officeooo:paragraph-rsid="000e5220"/>
    </style:style>
    <style:style style:name="P3" style:family="paragraph" style:parent-style-name="Standard">
      <style:text-properties officeooo:rsid="00102b93" officeooo:paragraph-rsid="00102b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ción de a lo más 30 minutos.</text:p>
      <text:p text:style-name="P1">Mucha práctica.</text:p>
      <text:p text:style-name="P1"/>
      <text:p text:style-name="P1">- Layout profesional.</text:p>
      <text:p text:style-name="P1">-Fuente fácil de leer.</text:p>
      <text:p text:style-name="P1">-No animaciones.</text:p>
      <text:p text:style-name="P1">-No mucho texto.</text:p>
      <text:p text:style-name="P1"/>
      <text:p text:style-name="P1">1. Pagina de título</text:p>
      <text:p text:style-name="P1"/>
      <text:p text:style-name="P1">2. Definir tópico</text:p>
      <text:p text:style-name="P1">3. Definir problema, las razones por las que es necesario resolverlo.</text:p>
      <text:p text:style-name="P1">4. Importancia: como impactará el campo de estudio.</text:p>
      <text:p text:style-name="P1">5.Fundamento teórico</text:p>
      <text:p text:style-name="P1"/>
      <text:p text:style-name="P2">Sumario</text:p>
      <text:p text:style-name="P2">Problema enfrentado y objetivos (1-2 slides)</text:p>
      <text:p text:style-name="P2">Escenario actual (1 slide)</text:p>
      <text:p text:style-name="P2">Solución del problema</text:p>
      <text:p text:style-name="P2">Resultados obtenidos (3-5)</text:p>
      <text:p text:style-name="P2">Conclusiones (1)</text:p>
      <text:p text:style-name="P2"/>
      <text:p text:style-name="P2">Sólo palabras claves. Oraciones cortas.No más de 4 oraciones.</text:p>
      <text:p text:style-name="P2">No másde dos por presentación</text:p>
      <text:p text:style-name="P2">Texto al lado de las figuras.</text:p>
      <text:p text:style-name="P2">Font size &gt; 16, mejor 20</text:p>
      <text:p text:style-name="P2"/>
      <text:p text:style-name="P2"/>
      <text:p text:style-name="P2">Introducirse pernsonalmente al principio.</text:p>
      <text:p text:style-name="P2">Introducir el título.</text:p>
      <text:p text:style-name="P2">No hablar muy rápido</text:p>
      <text:p text:style-name="P2">Poner énfasis en lo que se dice</text:p>
      <text:p text:style-name="P2">Mirar al comité</text:p>
      <text:p text:style-name="P2">Colocarse ala izquierda de la prsentación</text:p>
      <text:p text:style-name="P2"/>
      <text:p text:style-name="P3">tiempo 25 minutos.</text:p>
      <text:p text:style-name="P3"/>
      <text:p text:style-name="P3"/>
      <text:p text:style-name="P3">Introducción: título, agradecimientos, importancia de la investigación, listado de pregunta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9:26:33.665026879</meta:creation-date>
    <dc:date>2017-06-15T21:29:23.930475276</dc:date>
    <meta:editing-duration>PT1H29M46S</meta:editing-duration>
    <meta:editing-cycles>1</meta:editing-cycles>
    <meta:document-statistic meta:table-count="0" meta:image-count="0" meta:object-count="0" meta:page-count="1" meta:paragraph-count="29" meta:word-count="134" meta:character-count="865" meta:non-whitespace-character-count="760"/>
    <meta:generator>LibreOffice/5.1.6.2$Linux_X86_64 LibreOffice_project/10m0$Build-2</meta:generator>
  </office:meta>
</office:document-meta>
</file>